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>
      <style:text-properties fo:font-weight="bold" style:font-weight-asian="bold" style:font-weight-complex="bold"/>
    </style:style>
    <style:style style:name="T18_17" style:family="text">
      <style:text-properties fo:font-weight="bold" style:font-weight-asian="bold" style:font-weight-complex="bold"/>
    </style:style>
    <style:style style:name="T18_18" style:family="text">
      <style:text-properties fo:font-weight="bold" style:font-weight-asian="bold" style:font-weight-complex="bold"/>
    </style:style>
    <style:style style:name="T18_19" style:family="text">
      <style:text-properties fo:font-weight="bold" style:font-weight-asian="bold" style:font-weight-complex="bold"/>
    </style:style>
    <style:style style:name="T18_20" style:family="text">
      <style:text-properties fo:font-weight="bold" style:font-weight-asian="bold" style:font-weight-complex="bold"/>
    </style:style>
    <style:style style:name="T18_21" style:family="text">
      <style:text-properties fo:font-weight="bold" style:font-weight-asian="bold" style:font-weight-complex="bold"/>
    </style:style>
    <style:style style:name="T18_22" style:family="text">
      <style:text-properties fo:font-weight="bold" style:font-weight-asian="bold" style:font-weight-complex="bold"/>
    </style:style>
    <style:style style:name="T18_23" style:family="text">
      <style:text-properties fo:font-weight="bold" style:font-weight-asian="bold" style:font-weight-complex="bold"/>
    </style:style>
    <style:style style:name="T18_24" style:family="text">
      <style:text-properties fo:font-weight="bold" style:font-weight-asian="bold" style:font-weight-complex="bold"/>
    </style:style>
    <style:style style:name="T18_25" style:family="text">
      <style:text-properties fo:font-weight="bold" style:font-weight-asian="bold" style:font-weight-complex="bold"/>
    </style:style>
    <style:style style:name="T18_26" style:family="text">
      <style:text-properties fo:font-weight="bold" style:font-weight-asian="bold" style:font-weight-complex="bold"/>
    </style:style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>
      <style:text-properties fo:font-weight="bold" style:font-weight-asian="bold" style:font-weight-complex="bold"/>
    </style:style>
    <style:style style:name="T20_67" style:family="text">
      <style:text-properties fo:font-weight="bold" style:font-weight-asian="bold" style:font-weight-complex="bold"/>
    </style:style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ls</text:span><text:span text:style-name="T1_2"><text:s/></text:span><text:span text:style-name="T1_3">diagrames</text:span><text:span text:style-name="T1_4"><text:s/></text:span><text:span text:style-name="T1_5">es</text:span><text:span text:style-name="T1_6"><text:s/></text:span><text:span text:style-name="T1_7">poden</text:span><text:span text:style-name="T1_8"><text:s/></text:span><text:span text:style-name="T1_9">fer</text:span><text:span text:style-name="T1_10"><text:s/></text:span><text:span text:style-name="T1_11">de</text:span><text:span text:style-name="T1_12"><text:s/></text:span><text:span text:style-name="T1_13">forma</text:span><text:span text:style-name="T1_14"><text:s/></text:span><text:span text:style-name="T1_15">independent</text:span><text:span text:style-name="T1_16">,<text:s/></text:span><text:span text:style-name="T1_17">cada</text:span><text:span text:style-name="T1_18"><text:s/></text:span><text:span text:style-name="T1_19">operació</text:span><text:span text:style-name="T1_20"><text:s/></text:span><text:span text:style-name="T1_21">que</text:span><text:span text:style-name="T1_22"><text:s/></text:span><text:span text:style-name="T1_23">surt</text:span><text:span text:style-name="T1_24"><text:s/></text:span><text:span text:style-name="T1_25">a</text:span><text:span text:style-name="T1_26"><text:s/></text:span><text:span text:style-name="T1_27">l</text:span><text:span text:style-name="T1_28">’</text:span><text:span text:style-name="T1_29">apartat</text:span><text:span text:style-name="T1_30"><text:s/></text:span><text:span text:style-name="T1_31">de</text:span><text:span text:style-name="T1_32"><text:s/></text:span><text:span text:style-name="T1_33">divisions</text:span><text:span text:style-name="T1_34"><text:s/></text:span><text:span text:style-name="T1_35">es</text:span><text:span text:style-name="T1_36"><text:s/></text:span><text:span text:style-name="T1_37">pot</text:span><text:span text:style-name="T1_38"><text:s/></text:span><text:span text:style-name="T1_39">fer</text:span><text:span text:style-name="T1_40"><text:s/></text:span><text:span text:style-name="T1_41">com</text:span><text:span text:style-name="T1_42"><text:s/></text:span><text:span text:style-name="T1_43">si</text:span><text:span text:style-name="T1_44"><text:s/></text:span><text:span text:style-name="T1_45">fos</text:span><text:span text:style-name="T1_46"><text:s/></text:span><text:span text:style-name="T1_47">un</text:span><text:span text:style-name="T1_48"><text:s/></text:span><text:span text:style-name="T1_49">problema</text:span><text:span text:style-name="T1_50"><text:s/></text:span><text:span text:style-name="T1_51">normal</text:span><text:span text:style-name="T1_52"><text:s/></text:span><text:span text:style-name="T1_53">d</text:span><text:span text:style-name="T1_54">’</text:span><text:span text:style-name="T1_55">AS</text:span><text:span text:style-name="T1_56">,<text:s/></text:span><text:span text:style-name="T1_57">això</text:span><text:span text:style-name="T1_58"><text:s/></text:span><text:span text:style-name="T1_59">involucra</text:span><text:span text:style-name="T1_60">:</text:span></text:p>
      <text:p text:style-name="P2"/>
      <text:p text:style-name="P3"><text:span text:style-name="T3_1">1:<text:s/></text:span><text:span text:style-name="T3_2">Buscar</text:span><text:span text:style-name="T3_3"><text:s/></text:span><text:span text:style-name="T3_4">les</text:span><text:span text:style-name="T3_5"><text:s/></text:span><text:span text:style-name="T3_6">classes</text:span><text:span text:style-name="T3_7"><text:s/></text:span><text:span text:style-name="T3_8">necessàries</text:span><text:span text:style-name="T3_9"><text:s/></text:span><text:span text:style-name="T3_10">per</text:span><text:span text:style-name="T3_11"><text:s/></text:span><text:span text:style-name="T3_12">resoldre</text:span><text:span text:style-name="T3_13"><text:s/></text:span><text:span text:style-name="T3_14">el</text:span><text:span text:style-name="T3_15"><text:s/></text:span><text:span text:style-name="T3_16">problema</text:span><text:span text:style-name="T3_17"><text:s/>(</text:span><text:span text:style-name="T3_18">no</text:span><text:span text:style-name="T3_19"><text:s/></text:span><text:span text:style-name="T3_20">es</text:span><text:span text:style-name="T3_21"><text:s/></text:span><text:span text:style-name="T3_22">poden</text:span><text:span text:style-name="T3_23"><text:s/></text:span><text:span text:style-name="T3_24">modificar</text:span><text:span text:style-name="T3_25"><text:s/></text:span><text:span text:style-name="T3_26">els</text:span><text:span text:style-name="T3_27"><text:s/></text:span><text:span text:style-name="T3_28">atributs</text:span><text:span text:style-name="T3_29"><text:s/></text:span><text:span text:style-name="T3_30">de</text:span><text:span text:style-name="T3_31"><text:s/></text:span><text:span text:style-name="T3_32">les</text:span><text:span text:style-name="T3_33"><text:s/></text:span><text:span text:style-name="T3_34">classes</text:span><text:span text:style-name="T3_35"><text:s/></text:span><text:span text:style-name="T3_36">de</text:span><text:span text:style-name="T3_37"><text:s/></text:span><text:span text:style-name="T3_38">l</text:span><text:span text:style-name="T3_39">’</text:span><text:span text:style-name="T3_40">enunciat</text:span><text:span text:style-name="T3_41">,<text:s/></text:span><text:span text:style-name="T3_42">però</text:span><text:span text:style-name="T3_43"><text:s/></text:span><text:span text:style-name="T3_44">sí</text:span><text:span text:style-name="T3_45"><text:s/></text:span><text:span text:style-name="T3_46">afegir</text:span><text:span text:style-name="T3_47"><text:s/></text:span><text:span text:style-name="T3_48">noves</text:span><text:span text:style-name="T3_49"><text:s/></text:span><text:span text:style-name="T3_50">operacions</text:span><text:span text:style-name="T3_51">)<text:s/></text:span><text:span text:style-name="T3_52">Es</text:span><text:span text:style-name="T3_53"><text:s/></text:span><text:span text:style-name="T3_54">poden</text:span><text:span text:style-name="T3_55"><text:s/></text:span><text:span text:style-name="T3_56">afegir</text:span><text:span text:style-name="T3_57"><text:s/></text:span><text:span text:style-name="T3_58">tantes</text:span><text:span text:style-name="T3_59"><text:s/></text:span><text:span text:style-name="T3_60">classes</text:span><text:span text:style-name="T3_61"><text:s/></text:span><text:span text:style-name="T3_62">extra</text:span><text:span text:style-name="T3_63"><text:s/></text:span><text:span text:style-name="T3_64">com</text:span><text:span text:style-name="T3_65"><text:s/></text:span><text:span text:style-name="T3_66">sigui</text:span><text:span text:style-name="T3_67"><text:s/></text:span><text:span text:style-name="T3_68">necessari</text:span><text:span text:style-name="T3_69">,<text:s/></text:span><text:span text:style-name="T3_70">encara</text:span><text:span text:style-name="T3_71"><text:s/></text:span><text:span text:style-name="T3_72">que</text:span><text:span text:style-name="T3_73"><text:s/></text:span><text:span text:style-name="T3_74">probablement</text:span><text:span text:style-name="T3_75"><text:s/></text:span><text:span text:style-name="T3_76">la</text:span><text:span text:style-name="T3_77"><text:s/></text:span><text:span text:style-name="T3_78">gran</text:span><text:span text:style-name="T3_79"><text:s/></text:span><text:span text:style-name="T3_80">majoria</text:span><text:span text:style-name="T3_81"><text:s/></text:span><text:span text:style-name="T3_82">siguin</text:span><text:span text:style-name="T3_83"><text:s/></text:span><text:span text:style-name="T3_84">factories</text:span><text:span text:style-name="T3_85"><text:s/>/<text:s/></text:span><text:span text:style-name="T3_86">controladors</text:span><text:span text:style-name="T3_87"><text:s/>/<text:s/></text:span><text:span text:style-name="T3_88">classes</text:span><text:span text:style-name="T3_89"><text:s/></text:span><text:span text:style-name="T3_90">auxiliars</text:span></text:p>
      <text:p text:style-name="P4"/>
      <text:p text:style-name="P5"><text:span text:style-name="T5_1">2:<text:s/></text:span><text:span text:style-name="T5_2">Fer</text:span><text:span text:style-name="T5_3"><text:s/></text:span><text:span text:style-name="T5_4">el</text:span><text:span text:style-name="T5_5"><text:s/></text:span><text:span text:style-name="T5_6">diagrama</text:span><text:span text:style-name="T5_7"><text:s/></text:span><text:span text:style-name="T5_8">de</text:span><text:span text:style-name="T5_9"><text:s/></text:span><text:span text:style-name="T5_10">seqüència</text:span><text:span text:style-name="T5_11"><text:s/></text:span><text:span text:style-name="T5_12">per</text:span><text:span text:style-name="T5_13"><text:s/></text:span><text:span text:style-name="T5_14">a</text:span><text:span text:style-name="T5_15"><text:s/></text:span><text:span text:style-name="T5_16">l</text:span><text:span text:style-name="T5_17">’</text:span><text:span text:style-name="T5_18">operació</text:span><text:span text:style-name="T5_19"><text:s/></text:span><text:span text:style-name="T5_20">en</text:span><text:span text:style-name="T5_21"><text:s/></text:span><text:span text:style-name="T5_22">qüestió</text:span><text:span text:style-name="T5_23">,<text:s/></text:span><text:span text:style-name="T5_24">utilitzant</text:span><text:span text:style-name="T5_25"><text:s/></text:span><text:span text:style-name="T5_26">com</text:span><text:span text:style-name="T5_27"><text:s/></text:span><text:span text:style-name="T5_28">a</text:span><text:span text:style-name="T5_29"><text:s/></text:span><text:span text:style-name="T5_30">primera</text:span><text:span text:style-name="T5_31"><text:s/></text:span><text:span text:style-name="T5_32">classe</text:span><text:span text:style-name="T5_33"><text:s/></text:span><text:span text:style-name="T5_34">aquella</text:span><text:span text:style-name="T5_35"><text:s/></text:span><text:span text:style-name="T5_36">que</text:span><text:span text:style-name="T5_37"><text:s/></text:span><text:span text:style-name="T5_38">pertany</text:span><text:span text:style-name="T5_39"><text:s/></text:span><text:span text:style-name="T5_40">l</text:span><text:span text:style-name="T5_41">’</text:span><text:span text:style-name="T5_42">operació</text:span><text:span text:style-name="T5_43"><text:s/>(</text:span><text:span text:style-name="T5_44">si</text:span><text:span text:style-name="T5_45"><text:s/></text:span><text:span text:style-name="T5_46">és</text:span><text:span text:style-name="T5_47"><text:s/></text:span><text:span text:style-name="T5_48">una</text:span><text:span text:style-name="T5_49"><text:s/></text:span><text:span text:style-name="T5_50">operació</text:span><text:span text:style-name="T5_51"><text:s/></text:span><text:span text:style-name="T5_52">de</text:span><text:span text:style-name="T5_53"><text:s/></text:span><text:span text:style-name="T5_54">contracte</text:span><text:span text:style-name="T5_55"><text:s/></text:span><text:span text:style-name="T5_56">serà</text:span><text:span text:style-name="T5_57"><text:s/></text:span><text:span text:style-name="T5_58">la</text:span><text:span text:style-name="T5_59"><text:s/></text:span><text:span text:style-name="T5_60">classe</text:span><text:span text:style-name="T5_61"><text:s/>“</text:span><text:span text:style-name="T5_62">Tr</text:span><text:span text:style-name="T5_63">(</text:span><text:span text:style-name="T5_64">nom</text:span><text:span text:style-name="T5_65"><text:s/></text:span><text:span text:style-name="T5_66">operació</text:span><text:span text:style-name="T5_67">).<text:s/></text:span><text:span text:style-name="T5_68">si</text:span><text:span text:style-name="T5_69"><text:s/></text:span><text:span text:style-name="T5_70">és</text:span><text:span text:style-name="T5_71"><text:s/></text:span><text:span text:style-name="T5_72">una</text:span><text:span text:style-name="T5_73"><text:s/></text:span><text:span text:style-name="T5_74">operació</text:span><text:span text:style-name="T5_75"><text:s/></text:span><text:span text:style-name="T5_76">de</text:span><text:span text:style-name="T5_77"><text:s/></text:span><text:span text:style-name="T5_78">classe</text:span><text:span text:style-name="T5_79"><text:s/></text:span><text:span text:style-name="T5_80">del</text:span><text:span text:style-name="T5_81"><text:s/></text:span><text:span text:style-name="T5_82">domini</text:span><text:span text:style-name="T5_83"><text:s/></text:span><text:span text:style-name="T5_84">serà</text:span><text:span text:style-name="T5_85"><text:s/></text:span><text:span text:style-name="T5_86">la</text:span><text:span text:style-name="T5_87"><text:s/></text:span><text:span text:style-name="T5_88">classe</text:span><text:span text:style-name="T5_89"><text:s/></text:span><text:span text:style-name="T5_90">del</text:span><text:span text:style-name="T5_91"><text:s/></text:span><text:span text:style-name="T5_92">domini</text:span><text:span text:style-name="T5_93">)</text:span></text:p>
      <text:p text:style-name="P6"/>
      <text:p text:style-name="P7"><text:span text:style-name="T7_1">3:<text:s/></text:span><text:span text:style-name="T7_2">Construir</text:span><text:span text:style-name="T7_3"><text:s/></text:span><text:span text:style-name="T7_4">el</text:span><text:span text:style-name="T7_5"><text:s/></text:span><text:span text:style-name="T7_6">diagrama</text:span><text:span text:style-name="T7_7"><text:s/></text:span><text:span text:style-name="T7_8">de</text:span><text:span text:style-name="T7_9"><text:s/></text:span><text:span text:style-name="T7_10">classes</text:span><text:span text:style-name="T7_11"><text:s/></text:span><text:span text:style-name="T7_12">definitiu</text:span><text:span text:style-name="T7_13">,<text:s/></text:span><text:span text:style-name="T7_14">afegint</text:span><text:span text:style-name="T7_15"><text:s/></text:span><text:span text:style-name="T7_16">les</text:span><text:span text:style-name="T7_17"><text:s/></text:span><text:span text:style-name="T7_18">operacions</text:span><text:span text:style-name="T7_19"><text:s/></text:span><text:span text:style-name="T7_20">que</text:span><text:span text:style-name="T7_21"><text:s/></text:span><text:span text:style-name="T7_22">s</text:span><text:span text:style-name="T7_23">’</text:span><text:span text:style-name="T7_24">utilitzin</text:span><text:span text:style-name="T7_25"><text:s/></text:span><text:span text:style-name="T7_26">en</text:span><text:span text:style-name="T7_27"><text:s/></text:span><text:span text:style-name="T7_28">el</text:span><text:span text:style-name="T7_29"><text:s/></text:span><text:span text:style-name="T7_30">diagrama</text:span><text:span text:style-name="T7_31">,<text:s/></text:span><text:span text:style-name="T7_32">també</text:span><text:span text:style-name="T7_33"><text:s/></text:span><text:span text:style-name="T7_34">definir</text:span><text:span text:style-name="T7_35"><text:s/></text:span><text:span text:style-name="T7_36">les</text:span><text:span text:style-name="T7_37"><text:s/></text:span><text:span text:style-name="T7_38">navegabilitats</text:span><text:span text:style-name="T7_39"><text:s/></text:span><text:span text:style-name="T7_40">de</text:span><text:span text:style-name="T7_41"><text:s/></text:span><text:span text:style-name="T7_42">les</text:span><text:span text:style-name="T7_43"><text:s/></text:span><text:span text:style-name="T7_44">classes</text:span></text:p>
      <text:p text:style-name="P8"/>
      <text:p text:style-name="P9"/>
      <text:p text:style-name="P10"><text:span text:style-name="T10_1">Un</text:span><text:span text:style-name="T10_2"><text:s/></text:span><text:span text:style-name="T10_3">cop</text:span><text:span text:style-name="T10_4"><text:s/></text:span><text:span text:style-name="T10_5">tinguem</text:span><text:span text:style-name="T10_6"><text:s/></text:span><text:span text:style-name="T10_7">tots</text:span><text:span text:style-name="T10_8"><text:s/></text:span><text:span text:style-name="T10_9">els</text:span><text:span text:style-name="T10_10"><text:s/></text:span><text:span text:style-name="T10_11">problemes</text:span><text:span text:style-name="T10_12"><text:s/></text:span><text:span text:style-name="T10_13">resolts</text:span><text:span text:style-name="T10_14"><text:s/></text:span><text:span text:style-name="T10_15">de</text:span><text:span text:style-name="T10_16"><text:s/></text:span><text:span text:style-name="T10_17">forma</text:span><text:span text:style-name="T10_18"><text:s/></text:span><text:span text:style-name="T10_19">individual</text:span><text:span text:style-name="T10_20">,<text:s/></text:span><text:span text:style-name="T10_21">només</text:span><text:span text:style-name="T10_22"><text:s/></text:span><text:span text:style-name="T10_23">serà</text:span><text:span text:style-name="T10_24"><text:s/></text:span><text:span text:style-name="T10_25">necessari</text:span><text:span text:style-name="T10_26"><text:s/></text:span><text:span text:style-name="T10_27">realitzar</text:span><text:span text:style-name="T10_28"><text:s/></text:span><text:span text:style-name="T10_29">un</text:span><text:span text:style-name="T10_30"><text:s/></text:span><text:span text:style-name="T10_31">diagrama</text:span><text:span text:style-name="T10_32"><text:s/></text:span><text:span text:style-name="T10_33">de</text:span><text:span text:style-name="T10_34"><text:s/></text:span><text:span text:style-name="T10_35">classes</text:span><text:span text:style-name="T10_36"><text:s/></text:span><text:span text:style-name="T10_37">definitiu</text:span><text:span text:style-name="T10_38">,<text:s/></text:span><text:span text:style-name="T10_39">on</text:span><text:span text:style-name="T10_40"><text:s/></text:span><text:span text:style-name="T10_41">tant</text:span><text:span text:style-name="T10_42"><text:s/></text:span><text:span text:style-name="T10_43">sols</text:span><text:span text:style-name="T10_44"><text:s/></text:span><text:span text:style-name="T10_45">caldrà</text:span><text:span text:style-name="T10_46"><text:s/></text:span><text:span text:style-name="T10_47">unir</text:span><text:span text:style-name="T10_48"><text:s/></text:span><text:span text:style-name="T10_49">totes</text:span><text:span text:style-name="T10_50"><text:s/></text:span><text:span text:style-name="T10_51">les</text:span><text:span text:style-name="T10_52"><text:s/></text:span><text:span text:style-name="T10_53">operacions</text:span><text:span text:style-name="T10_54"><text:s/></text:span><text:span text:style-name="T10_55">i</text:span><text:span text:style-name="T10_56"><text:s/></text:span><text:span text:style-name="T10_57">classes</text:span><text:span text:style-name="T10_58"><text:s/></text:span><text:span text:style-name="T10_59">trobades</text:span><text:span text:style-name="T10_60"><text:s/></text:span><text:span text:style-name="T10_61">per</text:span><text:span text:style-name="T10_62"><text:s/></text:span><text:span text:style-name="T10_63">cadascú</text:span><text:span text:style-name="T10_64">.</text:span></text:p>
      <text:p text:style-name="P11"/>
      <text:p text:style-name="P12"><text:span text:style-name="T12_1">Notes</text:span><text:span text:style-name="T12_2"><text:s/></text:span><text:span text:style-name="T12_3">addicionals</text:span><text:span text:style-name="T12_4">:</text:span></text:p>
      <text:p text:style-name="P13"/>
      <text:p text:style-name="P14"><text:span text:style-name="T14_1">1:<text:s/></text:span><text:span text:style-name="T14_2">Es</text:span><text:span text:style-name="T14_3"><text:s/></text:span><text:span text:style-name="T14_4">suposa</text:span><text:span text:style-name="T14_5"><text:s/>“</text:span><text:span text:style-name="T14_6">Domain</text:span><text:span text:style-name="T14_7"><text:s/></text:span><text:span text:style-name="T14_8">Model</text:span><text:span text:style-name="T14_9">”<text:s/></text:span><text:span text:style-name="T14_10">això</text:span><text:span text:style-name="T14_11"><text:s/></text:span><text:span text:style-name="T14_12">vol</text:span><text:span text:style-name="T14_13"><text:s/></text:span><text:span text:style-name="T14_14">dir</text:span><text:span text:style-name="T14_15"><text:s/></text:span><text:span text:style-name="T14_16">nosaltres</text:span><text:span text:style-name="T14_17"><text:s/></text:span><text:span text:style-name="T14_18">no</text:span><text:span text:style-name="T14_19"><text:s/></text:span><text:span text:style-name="T14_20">hem</text:span><text:span text:style-name="T14_21"><text:s/></text:span><text:span text:style-name="T14_22">d</text:span><text:span text:style-name="T14_23">’</text:span><text:span text:style-name="T14_24">accedir</text:span><text:span text:style-name="T14_25"><text:s/></text:span><text:span text:style-name="T14_26">a</text:span><text:span text:style-name="T14_27"><text:s/></text:span><text:span text:style-name="T14_28">la</text:span><text:span text:style-name="T14_29"><text:s/></text:span><text:span text:style-name="T14_30">base</text:span><text:span text:style-name="T14_31"><text:s/></text:span><text:span text:style-name="T14_32">de</text:span><text:span text:style-name="T14_33"><text:s/></text:span><text:span text:style-name="T14_34">dades</text:span><text:span text:style-name="T14_35">,<text:s/></text:span><text:span text:style-name="T14_36">ja</text:span><text:span text:style-name="T14_37"><text:s/></text:span><text:span text:style-name="T14_38">que</text:span><text:span text:style-name="T14_39"><text:s/></text:span><text:span text:style-name="T14_40">aquesta</text:span><text:span text:style-name="T14_41"><text:s/></text:span><text:span text:style-name="T14_42">s</text:span><text:span text:style-name="T14_43">’</text:span><text:span text:style-name="T14_44">actualitzarà</text:span><text:span text:style-name="T14_45"><text:s/></text:span><text:span text:style-name="T14_46">de</text:span><text:span text:style-name="T14_47"><text:s/></text:span><text:span text:style-name="T14_48">forma</text:span><text:span text:style-name="T14_49"><text:s/></text:span><text:span text:style-name="T14_50">automàtica</text:span><text:span text:style-name="T14_51">,<text:s/></text:span><text:span text:style-name="T14_52">tots</text:span><text:span text:style-name="T14_53"><text:s/></text:span><text:span text:style-name="T14_54">els</text:span><text:span text:style-name="T14_55"><text:s/></text:span><text:span text:style-name="T14_56">canvis</text:span><text:span text:style-name="T14_57"><text:s/></text:span><text:span text:style-name="T14_58">en</text:span><text:span text:style-name="T14_59"><text:s/></text:span><text:span text:style-name="T14_60">al</text:span><text:span text:style-name="T14_61"><text:s/></text:span><text:span text:style-name="T14_62">capa</text:span><text:span text:style-name="T14_63"><text:s/></text:span><text:span text:style-name="T14_64">de</text:span><text:span text:style-name="T14_65"><text:s/></text:span><text:span text:style-name="T14_66">domini</text:span><text:span text:style-name="T14_67"><text:s/></text:span><text:span text:style-name="T14_68">es</text:span><text:span text:style-name="T14_69"><text:s/></text:span><text:span text:style-name="T14_70">veuran</text:span><text:span text:style-name="T14_71"><text:s/></text:span><text:span text:style-name="T14_72">reflexats</text:span><text:span text:style-name="T14_73"><text:s/></text:span><text:span text:style-name="T14_74">en</text:span><text:span text:style-name="T14_75"><text:s/></text:span><text:span text:style-name="T14_76">la</text:span><text:span text:style-name="T14_77"><text:s/></text:span><text:span text:style-name="T14_78">base</text:span><text:span text:style-name="T14_79"><text:s/>(</text:span><text:span text:style-name="T14_80">updates</text:span><text:span text:style-name="T14_81">,<text:s/></text:span><text:span text:style-name="T14_82">inserts</text:span><text:span text:style-name="T14_83">,<text:s/></text:span><text:span text:style-name="T14_84">deletes</text:span><text:span text:style-name="T14_85">…<text:s/></text:span><text:span text:style-name="T14_86">seràn</text:span><text:span text:style-name="T14_87"><text:s/></text:span><text:span text:style-name="T14_88">automaticament</text:span><text:span text:style-name="T14_89"><text:s/></text:span><text:span text:style-name="T14_90">realitzats</text:span><text:span text:style-name="T14_91"><text:s/></text:span><text:span text:style-name="T14_92">al</text:span><text:span text:style-name="T14_93"><text:s/></text:span><text:span text:style-name="T14_94">fer</text:span><text:span text:style-name="T14_95"><text:s/></text:span><text:span text:style-name="T14_96">canvis</text:span><text:span text:style-name="T14_97"><text:s/></text:span><text:span text:style-name="T14_98">en</text:span><text:span text:style-name="T14_99"><text:s/></text:span><text:span text:style-name="T14_100">els</text:span><text:span text:style-name="T14_101"><text:s/></text:span><text:span text:style-name="T14_102">atributs</text:span><text:span text:style-name="T14_103">,<text:s/></text:span><text:span text:style-name="T14_104">creacions</text:span><text:span text:style-name="T14_105"><text:s/></text:span><text:span text:style-name="T14_106">d</text:span><text:span text:style-name="T14_107">’</text:span><text:span text:style-name="T14_108">objectes</text:span><text:span text:style-name="T14_109">,<text:s/></text:span><text:span text:style-name="T14_110">esborrats</text:span><text:span text:style-name="T14_111"><text:s/></text:span><text:span text:style-name="T14_112">d</text:span><text:span text:style-name="T14_113">’</text:span><text:span text:style-name="T14_114">instàncies</text:span><text:span text:style-name="T14_115">)<text:s/></text:span></text:p>
      <text:p text:style-name="P15"/>
      <text:p text:style-name="P16"><text:span text:style-name="T16_1">Com</text:span><text:span text:style-name="T16_2"><text:s/></text:span><text:span text:style-name="T16_3">se</text:span><text:span text:style-name="T16_4"><text:s/></text:span><text:span text:style-name="T16_5">suposa</text:span><text:span text:style-name="T16_6"><text:s/></text:span><text:span text:style-name="T16_7">que</text:span><text:span text:style-name="T16_8"><text:s/></text:span><text:span text:style-name="T16_9">succeïrà</text:span><text:span text:style-name="T16_10"><text:s/></text:span><text:span text:style-name="T16_11">això</text:span><text:span text:style-name="T16_12"><text:s/></text:span><text:span text:style-name="T16_13">en</text:span><text:span text:style-name="T16_14"><text:s/></text:span><text:span text:style-name="T16_15">el</text:span><text:span text:style-name="T16_16"><text:s/></text:span><text:span text:style-name="T16_17">nostre</text:span><text:span text:style-name="T16_18"><text:s/></text:span><text:span text:style-name="T16_19">programa</text:span><text:span text:style-name="T16_20">?<text:s/></text:span><text:span text:style-name="T16_21">De</text:span><text:span text:style-name="T16_22"><text:s/></text:span><text:span text:style-name="T16_23">Moment</text:span><text:span text:style-name="T16_24"><text:s/></text:span><text:span text:style-name="T16_25">no</text:span><text:span text:style-name="T16_26"><text:s/></text:span><text:span text:style-name="T16_27">ens</text:span><text:span text:style-name="T16_28"><text:s/></text:span><text:span text:style-name="T16_29">importa</text:span><text:span text:style-name="T16_30"><text:s/></text:span><text:span text:style-name="T16_31">ja</text:span><text:span text:style-name="T16_32"><text:s/></text:span><text:span text:style-name="T16_33">que</text:span><text:span text:style-name="T16_34"><text:s/></text:span><text:span text:style-name="T16_35">només</text:span><text:span text:style-name="T16_36"><text:s/></text:span><text:span text:style-name="T16_37">ens</text:span><text:span text:style-name="T16_38"><text:s/></text:span><text:span text:style-name="T16_39">demanen</text:span><text:span text:style-name="T16_40"><text:s/></text:span><text:span text:style-name="T16_41">el</text:span><text:span text:style-name="T16_42"><text:s/></text:span><text:span text:style-name="T16_43">codi</text:span><text:span text:style-name="T16_44"><text:s/></text:span><text:span text:style-name="T16_45">de</text:span><text:span text:style-name="T16_46"><text:s/></text:span><text:span text:style-name="T16_47">les</text:span><text:span text:style-name="T16_48"><text:s/></text:span><text:span text:style-name="T16_49">classes</text:span><text:span text:style-name="T16_50"><text:s/></text:span><text:span text:style-name="T16_51">del</text:span><text:span text:style-name="T16_52"><text:s/></text:span><text:span text:style-name="T16_53">domini</text:span></text:p>
      <text:p text:style-name="P17"/>
      <text:p text:style-name="P18"><text:span text:style-name="T18_1">2:<text:s/></text:span><text:span text:style-name="T18_2">Quan</text:span><text:span text:style-name="T18_3"><text:s/></text:span><text:span text:style-name="T18_4">un</text:span><text:span text:style-name="T18_5"><text:s/></text:span><text:span text:style-name="T18_6">objecte</text:span><text:span text:style-name="T18_7"><text:s/></text:span><text:span text:style-name="T18_8">té</text:span><text:span text:style-name="T18_9"><text:s/></text:span><text:span text:style-name="T18_10">de</text:span><text:span text:style-name="T18_11"><text:s/></text:span><text:span text:style-name="T18_12">ser</text:span><text:span text:style-name="T18_13"><text:s/></text:span><text:span text:style-name="T18_14">persistent</text:span><text:span text:style-name="T18_15"><text:s/></text:span><text:span text:style-name="T18_16">només</text:span><text:span text:style-name="T18_17"><text:s/></text:span><text:span text:style-name="T18_18">en</text:span><text:span text:style-name="T18_19"><text:s/></text:span><text:span text:style-name="T18_20">la</text:span><text:span text:style-name="T18_21"><text:s/></text:span><text:span text:style-name="T18_22">classe</text:span><text:span text:style-name="T18_23"><text:s/></text:span><text:span text:style-name="T18_24">del</text:span><text:span text:style-name="T18_25"><text:s/></text:span><text:span text:style-name="T18_26">domini</text:span><text:span text:style-name="T18_27">,<text:s/></text:span><text:span text:style-name="T18_28">sense</text:span><text:span text:style-name="T18_29"><text:s/></text:span><text:span text:style-name="T18_30">necessitat</text:span><text:span text:style-name="T18_31"><text:s/></text:span><text:span text:style-name="T18_32">de</text:span><text:span text:style-name="T18_33"><text:s/></text:span><text:span text:style-name="T18_34">guardar</text:span><text:span text:style-name="T18_35">-</text:span><text:span text:style-name="T18_36">lo</text:span><text:span text:style-name="T18_37"><text:s/></text:span><text:span text:style-name="T18_38">en</text:span><text:span text:style-name="T18_39"><text:s/></text:span><text:span text:style-name="T18_40">la</text:span><text:span text:style-name="T18_41"><text:s/></text:span><text:span text:style-name="T18_42">capa</text:span><text:span text:style-name="T18_43"><text:s/></text:span><text:span text:style-name="T18_44">de</text:span><text:span text:style-name="T18_45"><text:s/></text:span><text:span text:style-name="T18_46">dades</text:span><text:span text:style-name="T18_47"><text:s/>(</text:span><text:span text:style-name="T18_48">el</text:span><text:span text:style-name="T18_49"><text:s/></text:span><text:span text:style-name="T18_50">cas</text:span><text:span text:style-name="T18_51"><text:s/></text:span><text:span text:style-name="T18_52">de</text:span><text:span text:style-name="T18_53"><text:s/></text:span><text:span text:style-name="T18_54">Jugador</text:span><text:span text:style-name="T18_55"><text:s/></text:span><text:span text:style-name="T18_56">Actual</text:span><text:span text:style-name="T18_57">,<text:s/></text:span><text:span text:style-name="T18_58">Partida</text:span><text:span text:style-name="T18_59"><text:s/></text:span><text:span text:style-name="T18_60">Actual</text:span><text:span text:style-name="T18_61">….)<text:s/></text:span><text:span text:style-name="T18_62">haurà</text:span><text:span text:style-name="T18_63"><text:s/></text:span><text:span text:style-name="T18_64">de</text:span><text:span text:style-name="T18_65"><text:s/></text:span><text:span text:style-name="T18_66">dependre</text:span><text:span text:style-name="T18_67"><text:s/></text:span><text:span text:style-name="T18_68">necessàriament</text:span><text:span text:style-name="T18_69"><text:s/></text:span><text:span text:style-name="T18_70">d</text:span><text:span text:style-name="T18_71">’</text:span><text:span text:style-name="T18_72">alguna</text:span><text:span text:style-name="T18_73"><text:s/></text:span><text:span text:style-name="T18_74">classe</text:span><text:span text:style-name="T18_75"><text:s/>“</text:span><text:span text:style-name="T18_76">Singleton</text:span><text:span text:style-name="T18_77">”<text:s/></text:span><text:span text:style-name="T18_78">del</text:span><text:span text:style-name="T18_79"><text:s/></text:span><text:span text:style-name="T18_80">domini</text:span><text:span text:style-name="T18_81">,<text:s/></text:span><text:span text:style-name="T18_82">la</text:span><text:span text:style-name="T18_83"><text:s/></text:span><text:span text:style-name="T18_84">meva</text:span><text:span text:style-name="T18_85"><text:s/></text:span><text:span text:style-name="T18_86">proposta</text:span><text:span text:style-name="T18_87"><text:s/></text:span><text:span text:style-name="T18_88">és</text:span><text:span text:style-name="T18_89">:</text:span></text:p>
      <text:p text:style-name="P19"/>
      <text:list text:style-name="LS1" xml:id="list0">
        <text:list-item>
          <text:p text:style-name="P20"><text:span text:style-name="T20_1"><text:s/></text:span><text:span text:style-name="T20_2">Utilitzar</text:span><text:span text:style-name="T20_3"><text:s/></text:span><text:span text:style-name="T20_4">controladors</text:span><text:span text:style-name="T20_5"><text:s/></text:span><text:span text:style-name="T20_6">de</text:span><text:span text:style-name="T20_7"><text:s/></text:span><text:span text:style-name="T20_8">domini</text:span><text:span text:style-name="T20_9"><text:s/>“</text:span><text:span text:style-name="T20_10">purs</text:span><text:span text:style-name="T20_11">”<text:s/></text:span><text:span text:style-name="T20_12">que</text:span><text:span text:style-name="T20_13"><text:s/></text:span><text:span text:style-name="T20_14">s</text:span><text:span text:style-name="T20_15">’</text:span><text:span text:style-name="T20_16">encarreguin</text:span><text:span text:style-name="T20_17"><text:s/></text:span><text:span text:style-name="T20_18">de</text:span><text:span text:style-name="T20_19"><text:s/></text:span><text:span text:style-name="T20_20">guardar</text:span><text:span text:style-name="T20_21"><text:s/></text:span><text:span text:style-name="T20_22">les</text:span><text:span text:style-name="T20_23"><text:s/></text:span><text:span text:style-name="T20_24">instàncies</text:span><text:span text:style-name="T20_25"><text:s/></text:span><text:span text:style-name="T20_26">del</text:span><text:span text:style-name="T20_27"><text:s/></text:span><text:span text:style-name="T20_28">jugador</text:span><text:span text:style-name="T20_29"><text:s/></text:span><text:span text:style-name="T20_30">i</text:span><text:span text:style-name="T20_31"><text:s/></text:span><text:span text:style-name="T20_32">la</text:span><text:span text:style-name="T20_33"><text:s/></text:span><text:span text:style-name="T20_34">partida</text:span><text:span text:style-name="T20_35"><text:s/></text:span><text:span text:style-name="T20_36">actuals</text:span><text:span text:style-name="T20_37">,<text:s/></text:span><text:span text:style-name="T20_38">els</text:span><text:span text:style-name="T20_39"><text:s/></text:span><text:span text:style-name="T20_40">controladors</text:span><text:span text:style-name="T20_41"><text:s/></text:span><text:span text:style-name="T20_42">podran</text:span><text:span text:style-name="T20_43"><text:s/></text:span><text:span text:style-name="T20_44">ser</text:span><text:span text:style-name="T20_45"><text:s/>“</text:span><text:span text:style-name="T20_46">singletons</text:span><text:span text:style-name="T20_47">”<text:s/></text:span><text:span text:style-name="T20_48">o</text:span><text:span text:style-name="T20_49"><text:s/></text:span><text:span text:style-name="T20_50">bé</text:span><text:span text:style-name="T20_51"><text:s/></text:span><text:span text:style-name="T20_52">dependre</text:span><text:span text:style-name="T20_53">’</text:span><text:span text:style-name="T20_54">n</text:span><text:span text:style-name="T20_55"><text:s/></text:span><text:span text:style-name="T20_56">d</text:span><text:span text:style-name="T20_57">’</text:span><text:span text:style-name="T20_58">un</text:span><text:span text:style-name="T20_59">.<text:s/></text:span><text:span text:style-name="T20_60">Per</text:span><text:span text:style-name="T20_61"><text:s/></text:span><text:span text:style-name="T20_62">exemple</text:span><text:span text:style-name="T20_63">:<text:line-break/>&lt;</text:span><text:span text:style-name="T20_64">singleton</text:span><text:span text:style-name="T20_65">&gt;</text:span><text:span text:style-name="T20_66">CtrlDomini</text:span><text:span text:style-name="T20_67"><text:s/></text:span><text:span text:style-name="T20_68">s</text:span><text:span text:style-name="T20_69">’</text:span><text:span text:style-name="T20_70">associa</text:span><text:span text:style-name="T20_71"><text:s/></text:span><text:span text:style-name="T20_72">amb</text:span><text:span text:style-name="T20_73"><text:s/>(</text:span><text:span text:style-name="T20_74">CtrlJugadorActual</text:span><text:span text:style-name="T20_75">,</text:span><text:span text:style-name="T20_76">CtrlPartidaActual</text:span><text:span text:style-name="T20_77">)</text:span></text:p>
        </text:list-item>
        <text:list-item>
          <text:p text:style-name="P21"><text:span text:style-name="T21_1">Utilitzar</text:span><text:span text:style-name="T21_2"><text:s/></text:span><text:span text:style-name="T21_3">el</text:span><text:span text:style-name="T21_4"><text:s/>“</text:span><text:span text:style-name="T21_5">Singleton</text:span><text:span text:style-name="T21_6">”<text:s/>2048<text:s/></text:span><text:span text:style-name="T21_7">per</text:span><text:span text:style-name="T21_8"><text:s/></text:span><text:span text:style-name="T21_9">guardar</text:span><text:span text:style-name="T21_10"><text:s/></text:span><text:span text:style-name="T21_11">tota</text:span><text:span text:style-name="T21_12"><text:s/></text:span><text:span text:style-name="T21_13">aquesta</text:span><text:span text:style-name="T21_14"><text:s/></text:span><text:span text:style-name="T21_15">informació</text:span><text:span text:style-name="T21_16">,<text:s/></text:span><text:span text:style-name="T21_17">serà</text:span><text:span text:style-name="T21_18"><text:s/></text:span><text:span text:style-name="T21_19">una</text:span><text:span text:style-name="T21_20"><text:s/></text:span><text:span text:style-name="T21_21">opció</text:span><text:span text:style-name="T21_22"><text:s/></text:span><text:span text:style-name="T21_23">errònia</text:span><text:span text:style-name="T21_24"><text:s/></text:span><text:span text:style-name="T21_25">si</text:span><text:span text:style-name="T21_26"><text:s/></text:span><text:span text:style-name="T21_27">no</text:span><text:span text:style-name="T21_28"><text:s/></text:span><text:span text:style-name="T21_29">podem</text:span><text:span text:style-name="T21_30"><text:s/></text:span><text:span text:style-name="T21_31">afegir</text:span><text:span text:style-name="T21_32"><text:s/></text:span><text:span text:style-name="T21_33">nous</text:span><text:span text:style-name="T21_34"><text:s/></text:span><text:span text:style-name="T21_35">atributs</text:span><text:span text:style-name="T21_36"><text:s/></text:span><text:span text:style-name="T21_37">a</text:span><text:span text:style-name="T21_38"><text:s/></text:span><text:span text:style-name="T21_39">les</text:span><text:span text:style-name="T21_40"><text:s/></text:span><text:span text:style-name="T21_41">classes</text:span><text:span text:style-name="T21_42"><text:s/></text:span><text:span text:style-name="T21_43">prefabricades</text:span><text:span text:style-name="T21_44"><text:s/></text:span><text:span text:style-name="T21_45">que</text:span><text:span text:style-name="T21_46"><text:s/></text:span><text:span text:style-name="T21_47">ens</text:span><text:span text:style-name="T21_48"><text:s/></text:span><text:span text:style-name="T21_49">donen</text:span><text:span text:style-name="T21_50">,<text:s/></text:span><text:span text:style-name="T21_51">igualment</text:span><text:span text:style-name="T21_52"><text:s/></text:span><text:span text:style-name="T21_53">mala</text:span><text:span text:style-name="T21_54"><text:s/></text:span><text:span text:style-name="T21_55">opció</text:span><text:span text:style-name="T21_56"><text:s/></text:span><text:span text:style-name="T21_57">per</text:span><text:span text:style-name="T21_58"><text:s/></text:span><text:span text:style-name="T21_59">alt</text:span><text:span text:style-name="T21_60"><text:s/></text:span><text:span text:style-name="T21_61">acoplament</text:span></text:p>
        </text:list-item>
      </text:list>
      <text:p text:style-name="P22"/>
      <text:p text:style-name="P23"/>
      <text:p text:style-name="P24"><text:span text:style-name="T24_1">3:<text:s/></text:span><text:span text:style-name="T24_2">Intentar</text:span><text:span text:style-name="T24_3"><text:s/></text:span><text:span text:style-name="T24_4">Parametitzar</text:span><text:span text:style-name="T24_5"><text:s/></text:span><text:span text:style-name="T24_6">al</text:span><text:span text:style-name="T24_7"><text:s/></text:span><text:span text:style-name="T24_8">màxim</text:span><text:span text:style-name="T24_9"><text:s/></text:span><text:span text:style-name="T24_10">les</text:span><text:span text:style-name="T24_11"><text:s/></text:span><text:span text:style-name="T24_12">operacions</text:span><text:span text:style-name="T24_13">,<text:s/></text:span><text:span text:style-name="T24_14">per</text:span><text:span text:style-name="T24_15"><text:s/></text:span><text:span text:style-name="T24_16">intentar</text:span><text:span text:style-name="T24_17"><text:s/></text:span><text:span text:style-name="T24_18">de</text:span><text:span text:style-name="T24_19"><text:s/></text:span><text:span text:style-name="T24_20">fer</text:span><text:span text:style-name="T24_21">-</text:span><text:span text:style-name="T24_22">les</text:span><text:span text:style-name="T24_23"><text:s/></text:span><text:span text:style-name="T24_24">independents</text:span><text:span text:style-name="T24_25"><text:s/></text:span><text:span text:style-name="T24_26">de</text:span><text:span text:style-name="T24_27"><text:s/></text:span><text:span text:style-name="T24_28">la</text:span><text:span text:style-name="T24_29"><text:s/></text:span><text:span text:style-name="T24_30">classe</text:span><text:span text:style-name="T24_31"><text:s/></text:span><text:span text:style-name="T24_32">a</text:span><text:span text:style-name="T24_33"><text:s/></text:span><text:span text:style-name="T24_34">la</text:span><text:span text:style-name="T24_35"><text:s/></text:span><text:span text:style-name="T24_36">qual</text:span><text:span text:style-name="T24_37"><text:s/></text:span><text:span text:style-name="T24_38">pertanyen</text:span><text:span text:style-name="T24_39"><text:s/>(</text:span><text:span text:style-name="T24_40">així</text:span><text:span text:style-name="T24_41"><text:s/></text:span><text:span text:style-name="T24_42">si</text:span><text:span text:style-name="T24_43"><text:s/></text:span><text:span text:style-name="T24_44">necessitem</text:span><text:span text:style-name="T24_45"><text:s/></text:span><text:span text:style-name="T24_46">cambiar</text:span><text:span text:style-name="T24_47">-</text:span><text:span text:style-name="T24_48">les</text:span><text:span text:style-name="T24_49"><text:s/></text:span><text:span text:style-name="T24_50">de</text:span><text:span text:style-name="T24_51"><text:s/></text:span><text:span text:style-name="T24_52">classe</text:span><text:span text:style-name="T24_53">,<text:s/></text:span><text:span text:style-name="T24_54">no</text:span><text:span text:style-name="T24_55"><text:s/></text:span><text:span text:style-name="T24_56">suposarà</text:span><text:span text:style-name="T24_57"><text:s/></text:span><text:span text:style-name="T24_58">esforç</text:span><text:span text:style-name="T24_59"><text:s/></text:span><text:span text:style-name="T24_60">extra</text:span><text:span text:style-name="T24_61">)<text:s/></text:span><text:span text:style-name="T24_62">Ja</text:span><text:span text:style-name="T24_63"><text:s/></text:span><text:span text:style-name="T24_64">que</text:span><text:span text:style-name="T24_65"><text:s/></text:span><text:span text:style-name="T24_66">de</text:span><text:span text:style-name="T24_67"><text:s/></text:span><text:span text:style-name="T24_68">moment</text:span><text:span text:style-name="T24_69"><text:s/></text:span><text:span text:style-name="T24_70">Partida</text:span><text:span text:style-name="T24_71"><text:s/></text:span><text:span text:style-name="T24_72">absorbeix</text:span><text:span text:style-name="T24_73"><text:s/></text:span><text:span text:style-name="T24_74">gran</text:span><text:span text:style-name="T24_75"><text:s/></text:span><text:span text:style-name="T24_76">part</text:span><text:span text:style-name="T24_77"><text:s/></text:span><text:span text:style-name="T24_78">de</text:span><text:span text:style-name="T24_79"><text:s/></text:span><text:span text:style-name="T24_80">les</text:span><text:span text:style-name="T24_81"><text:s/></text:span><text:span text:style-name="T24_82">operacions</text:span><text:span text:style-name="T24_83">,<text:s/></text:span><text:span text:style-name="T24_84">s</text:span><text:span text:style-name="T24_85">’</text:span><text:span text:style-name="T24_86">haurien</text:span><text:span text:style-name="T24_87"><text:s/></text:span><text:span text:style-name="T24_88">d</text:span><text:span text:style-name="T24_89">’</text:span><text:span text:style-name="T24_90">intentar</text:span><text:span text:style-name="T24_91"><text:s/></text:span><text:span text:style-name="T24_92">parametitzar</text:span><text:span text:style-name="T24_93"><text:s/></text:span><text:span text:style-name="T24_94">les</text:span><text:span text:style-name="T24_95"><text:s/></text:span><text:span text:style-name="T24_96">derivades</text:span><text:span text:style-name="T24_97"><text:s/></text:span><text:span text:style-name="T24_98">de</text:span><text:span text:style-name="T24_99"><text:s/></text:span><text:span text:style-name="T24_100">les</text:span><text:span text:style-name="T24_101"><text:s/></text:span><text:span text:style-name="T24_102">transaccions</text:span><text:span text:style-name="T24_103"><text:s/>(</text:span><text:span text:style-name="T24_104">En</text:span><text:span text:style-name="T24_105"><text:s/></text:span><text:span text:style-name="T24_106">la</text:span><text:span text:style-name="T24_107"><text:s/></text:span><text:span text:style-name="T24_108">derivada</text:span><text:span text:style-name="T24_109">:<text:s/></text:span><text:span text:style-name="T24_110">CreaCaselles</text:span><text:span text:style-name="T24_111"><text:s/></text:span><text:span text:style-name="T24_112">ho</text:span><text:span text:style-name="T24_113"><text:s/></text:span><text:span text:style-name="T24_114">he</text:span><text:span text:style-name="T24_115"><text:s/></text:span><text:span text:style-name="T24_116">aplicat</text:span><text:span text:style-name="T24_117">)</text:span>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